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3.5555in" svg:y="0.5925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0769847" calcext:value-type="float">
            <text:p>0.0769847</text:p>
          </table:table-cell>
          <table:table-cell office:value-type="float" office:value="1.05468" calcext:value-type="float">
            <text:p>1.05468</text:p>
          </table:table-cell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0392454" calcext:value-type="float">
            <text:p>0.0392454</text:p>
          </table:table-cell>
          <table:table-cell office:value-type="float" office:value="0.129045" calcext:value-type="float">
            <text:p>0.129045</text:p>
          </table:table-cell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388718" calcext:value-type="float">
            <text:p>0.0388718</text:p>
          </table:table-cell>
          <table:table-cell office:value-type="float" office:value="0.152101" calcext:value-type="float">
            <text:p>0.152101</text:p>
          </table:table-cell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199196" calcext:value-type="float">
            <text:p>0.0199196</text:p>
          </table:table-cell>
          <table:table-cell office:value-type="float" office:value="0.0934206" calcext:value-type="float">
            <text:p>0.0934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14:25:55.406320576</dc:date>
    <meta:editing-duration>PT23M41S</meta:editing-duration>
    <meta:editing-cycles>4</meta:editing-cycles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5.671cm" svg:y="0.315cm" chart:style-name="ch2">
          <text:p>Contribution over time</text:p>
        </chart:title>
        <chart:subtitle svg:x="5.673cm" svg:y="1.299cm" chart:style-name="ch3">
          <text:p>Risks occur at every round</text:p>
        </chart:subtitle>
        <chart:legend chart:legend-position="end" svg:x="14.501cm" svg:y="3.94cm" style:legend-expansion="high" chart:style-name="ch4"/>
        <chart:plot-area chart:style-name="ch5" table:cell-range-address="Sheet1.A1:Sheet1.C5" chart:data-source-has-labels="both" svg:x="0.319cm" svg:y="2.135cm" svg:width="13.863cm" svg:height="6.675cm">
          <chart:coordinate-region svg:x="1.057cm" svg:y="2.338cm" svg:width="13.125cm" svg:height="5.819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0769847">
                <text:p>0.0769847</text:p>
                <draw:g>
                  <svg:desc>Sheet1.B2:Sheet1.B5</svg:desc>
                </draw:g>
              </table:table-cell>
              <table:table-cell office:value-type="float" office:value="1.05468">
                <text:p>1.05468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0392454">
                <text:p>0.0392454</text:p>
              </table:table-cell>
              <table:table-cell office:value-type="float" office:value="0.129045">
                <text:p>0.129045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0388718">
                <text:p>0.0388718</text:p>
              </table:table-cell>
              <table:table-cell office:value-type="float" office:value="0.152101">
                <text:p>0.152101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199196">
                <text:p>0.0199196</text:p>
              </table:table-cell>
              <table:table-cell office:value-type="float" office:value="0.0934206">
                <text:p>0.0934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